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4pt" fo:language="es" fo:country="ES" officeooo:rsid="00173a23" officeooo:paragraph-rsid="001f4bfc" style:font-size-asian="12.25pt" style:font-size-complex="14pt"/>
    </style:style>
    <style:style style:name="P2" style:family="paragraph" style:parent-style-name="Text_20_body">
      <style:text-properties style:font-name="Liberation Serif" fo:font-size="14pt" fo:language="es" fo:country="ES" officeooo:rsid="00173a23" officeooo:paragraph-rsid="001f4bfc" style:font-size-asian="12.25pt" style:font-size-complex="14pt"/>
    </style:style>
    <style:style style:name="P3" style:family="paragraph" style:parent-style-name="Text_20_body">
      <style:text-properties officeooo:paragraph-rsid="001f4bf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asan unos minutos más, la reunión con los oficiales de mi ejército está a punto de terminar.</text:p>
      <text:p text:style-name="P3">Hemos discutido varios planes iniciales para la transformación del "ejército real albanés", si es que puede llamarse así a unos 16,000 efectivos, distribuidos no en divisiones, no, en Mandos territoriales, tres para ser exactos, que defendían el norte-centro-sur de la nación.</text:p>
      <text:p text:style-name="P3">En total cada mando territorial tenía 3 regimientos ligeros de infantería, un grupo de artillería, la mayoría Skoda de 1914-1918, de 75 mm, algunas del M1934 de 105 mm Bofors, y una decena y media de piezas italianas de 20 mm Breda para propósito antiaéreos... sí, ese era el estado de mis fuerzas armadas, algo muy paupérrimo, por decir lo menos.</text:p>
      <text:p text:style-name="P3">—"Su majestad, sé que las condiciones del ejército albanés, no es el ideal, sé que en parte es mi culpa..." —el general Xhemal baja la cabeza avergonzado. Yo lo interrumpo: "no general, en absoluto es su culpa, como podría serlo... en todo caso, lo contrario, con los pocos o casi nulos recursos, ha creado una fuerza de defensa lo suficientemente efectiva para parar alguna invasión menor"—le digo al general, con completa sinceridad.</text:p>
      <text:p text:style-name="P3">Él asiente, aliviado, demostrando así su alivio, y su amor por su nación.</text:p>
      <text:p text:style-name="P3">A su lado, el joven Coronel Ismet Kryeziu, observa como su jefe inmediato y su monarca interactúan... sabiéndose él como la voz que debe de analizar las lagunas de su comandante, solo escucha.</text:p>
      <text:p text:style-name="P3">—"General Xhemal, antes de proseguir, quisiera un reporte completo de nuestras fuerzas aéreas y navales. Sé que son limitadas, pero necesito conocer cada detalle"—pronuncio con firmeza, mientras camino hacia la ventana que da al patio principal del palacio.</text:p>
      <text:p text:style-name="P3">El veterano general se endereza en su asiento, recuperando su compostura militar.</text:p>
      <text:p text:style-name="P3">—"Por supuesto, su majestad. Nuestra fuerza aérea cuenta con veintiocho cazas en total: dieciocho Fiat CR.20 italianos y diez Hawker Fury británicos, todos biplanos. Además tenemos nueve aviones de reconocimiento Breda Ba.25, también italianos. En cuanto al estado de la flota..."—hace una pausa, como si las palabras le pesaran—"disponemos de seis torpederas, lanchas de aproximadamente 230 toneladas cada una, de construcción italiana también."</text:p>
      <text:p text:style-name="P3">El silencio se apodera de la habitación. Incluso para los estándares de una nación pequeña como Albania, estas cifras resultan desalentadoras.</text:p>
      <text:p text:style-name="P3">—"Veintiochos cazas y seis torpederas para defender toda una nación"—murmuro, más para mí mismo que para ellos—. "Coronel Kryeziu, ¿cuál es su evaluación sobre la capacidad de combate real de estas fuerzas?"</text:p>
      <text:p text:style-name="P3">El joven oficial intercambia una mirada con su superior antes de responder:</text:p>
      <text:p text:style-name="P3">—"Su majestad, con total honestidad, nuestros pilotos están bien entrenados, pero los aviones... muchos necesitan mantenimiento constante. Las torpederas pueden patrullar nuestras costas, pero ante una flota enemiga seria, serían..."—se detiene, buscando las palabras adecuadas.</text:p>
      <text:p text:style-name="P3"><text:soft-page-break/>—"Inútiles"—completo la frase por él—. "No se preocupe, coronel. La honestidad, aunque duela, es lo que necesito en estos momentos."</text:p>
      <text:p text:style-name="P3">En ese instante, tres golpes secos resuenan en la puerta del despacho. Es Mehmed Orhan Efendi, mi edecán.</text:p>
      <text:p text:style-name="P3">—"Su majestad, los ministros Rrok Gera y Dhimicr Beratti han llegado. Los espera en el salón de recepciones"—anuncia con su acostumbrada cortesía.</text:p>
      <text:p text:style-name="P3">—"Excelente. General, coronel, les agradezco profundamente esta reunión. Mantengan absoluta discreción sobre lo que han presenciado aquí. En los próximos días recibirán órdenes específicas para comenzar la transformación de nuestras fuerzas armadas"—me dirijo hacia ellos con solemnidad—. "Albania ya no será la nación vulnerable que conocemos. Eso se los prometo."</text:p>
      <text:p text:style-name="P3">Ambos oficiales se ponen en pie, saludan con marcialidad y se retiran. Una vez solos, Efendi y yo nos dirigimos al salón de recepciones.</text:p>
      <text:p text:style-name="P3">El salón, decorado con tapices otomanos y muebles de estilo italiano, refleja la compleja identidad de Albania: una nación atrapada entre su pasado oriental y sus aspiraciones occidentales. Rrok Gera, ministro de Industria, y Dhimicr Beratti, ministro de Economía, esperan de pie junto a una mesa de caoba.</text:p>
      <text:p text:style-name="P3">Rrok Gera es un hombre de mediana edad, con el rostro curtido por años de trabajo en las pocas fábricas del país. Sus manos, aunque ahora enfundadas en guantes finos, conservan las marcas del metal y el carbón. Dhimicr Beratti, por el contrario, muestra la elegancia de quien ha pasado años negociando con banqueros europeos: alto, delgado, con una barba perfectamente recortada y unos ojos que revelan tanto la inteligencia como la preocupación constante por las finanzas del reino.</text:p>
      <text:p text:style-name="P3">—"Majestad"—saludan al unísono, inclinándose respetuosamente.</text:p>
      <text:p text:style-name="P3">—"Caballeros, gracias por acudir tan prontamente. Por favor, tomen asiento. Necesito un informe completo del estado del reino. Empecemos por la economía, ministro Beratti."</text:p>
      <text:p text:style-name="P3">El ministro de Economía despliega varios documentos sobre la mesa, sus dedos temblando ligeramente, no de nerviosismo, sino de la magnitud de los problemas que debe exponer.</text:p>
      <text:p text:style-name="P3">—"Su majestad, la situación es... delicada. Nuestro presupuesto nacional asciende a apenas 2.8 millones de francos-oro anuales. De estos, el 60% proviene de los préstamos italianos, condicionados a proyectos específicos de infraestructura que favorecen los intereses de Roma"—hace una pausa, consultando sus notas—. "Las exportaciones se limitan principalmente a productos agrícolas: tabaco, cereales y algo de ganado. Nuestras importaciones, en cambio, incluyen prácticamente todo lo manufacturado: textiles, maquinaria, combustibles, incluso herramientas básicas."</text:p>
      <text:p text:style-name="P3">—"En resumen, somos completamente dependientes del exterior"—interrumpo con una mezcla de frustración y determinación.</text:p>
      <text:p text:style-name="P3">—"Desafortunadamente, sí, majestad. Nuestra balanza comercial presenta un déficit crónico del 40%. Solo los préstamos italianos mantienen a flote al reino."</text:p>
      <text:p text:style-name="P3"><text:soft-page-break/>Me dirijo ahora hacia Rrok Gera, cuyo semblante refleja años de luchar contra la imposibilidad.</text:p>
      <text:p text:style-name="P3">—"Ministro Gera, hábleme de nuestra capacidad industrial."</text:p>
      <text:p text:style-name="P3">El hombre se aclara la garganta, como preparándose para confesar un pecado.</text:p>
      <text:p text:style-name="P3">—"Majestad, llamar 'industria' a lo que tenemos sería generoso. Contamos con tres fábricas textiles en Tirana, dos en Shkodër y una en Vlorë. Todas dependen de maquinaria italiana obsoleta. Tenemos una fundición pequeña en Elbasan, capaz de producir herramientas básicas y clavos. Una fábrica de cigarrillos en Durrës, que apenas satisface el consumo nacional"—su voz se vuelve más grave—. "En total, empleamos a no más de 3,200 obreros en todo el sector industrial del país."</text:p>
      <text:p text:style-name="P3">—"¿Y los recursos naturales?"</text:p>
      <text:p text:style-name="P3">—"Ahí reside nuestro potencial, majestad. Tenemos depósitos considerables de cromo en Bulqizë, cobre en las montañas del norte, y algunas reservas petrolíferas pequeñas cerca de Patos. Pero carecemos completamente de la tecnología y el capital para explotarlos adecuadamente."</text:p>
      <text:p text:style-name="P3">("Interesante", pienso para mis adentros. "Los recursos están ahí, solo necesito la manera de extraerlos y procesarlos sin levantar sospechas internacionales. El cromo será especialmente valioso en los años venideros.")</text:p>
      <text:p text:style-name="P3">—"Ministro Beratti, ¿cuál es nuestra capacidad de endeudamiento actual?"</text:p>
      <text:p text:style-name="P3">—"Prácticamente nula, majestad. Los bancos italianos ya consideran riesgoso prestarnos más dinero. Los británicos y franceses nos ven como una inversión de alto riesgo. Solo podríamos conseguir financiamiento adicional si ofrecemos garantías extraordinarias, como concesiones territoriales o derechos de explotación exclusivos."</text:p>
      <text:p text:style-name="P3">El peso de la realidad albanesa se cierne sobre la habitación como una tormenta que se aproxima. Albania no es solo pequeña, es completamente vulnerable: sin industria, sin recursos desarrollados, sin capacidad financiera independiente. Una nación que existe por la gracia de sus vecinos más poderosos.</text:p>
      <text:p text:style-name="P3">Pero yo tengo un as bajo la manga que ningún país del mundo posee.</text:p>
      <text:p text:style-name="P3">Me levanto de mi asiento y camino hacia la ventana que da a los jardines del palacio. Las primeras luces del día revelan una Tirana que despierta lentamente: campesinos llevando sus productos al mercado, obreros dirigiéndose a las escasas fábricas, estudiantes caminando hacia el instituto.</text:p>
      <text:p text:style-name="P3">—"Caballeros, lo que van a escuchar a continuación puede sonar imposible, pero necesito que confíen en mí completamente"—me giro hacia ellos, con una expresión que mezcla determinación y misterio—. "En los próximos meses, Albania experimentará una transformación industrial sin precedentes. No solo seremos autosuficientes, sino que nos convertiremos en una potencia económica regional."</text:p>
      <text:p text:style-name="P3">Ambos ministros intercambian miradas de desconcierto. Beratti se atreve a hablar:</text:p>
      <text:p text:style-name="P3">—"Majestad, con el debido respeto, ¿cómo es posible tal transformación sin capital, sin tecnología, sin..."</text:p>
      <text:p text:style-name="P3"><text:soft-page-break/>—"Sin nada de lo que tradicionalmente se considera necesario"—completo su frase—. "Lo sé, ministro. Pero tengo... digamos, acceso a recursos que van más allá de los convencionales."</text:p>
      <text:p text:style-name="P3">("Dios mío, cómo suena eso. Parezco un charlatán o un demente. Pero no puedo revelarles toda la verdad de inmediato. Necesito demostrarles gradualmente mi capacidad.")</text:p>
      <text:p text:style-name="P3">—"Por ahora, necesito que me proporcionen información específica. Ministro Gera, quiero mapas detallados de todos nuestros yacimientos minerales conocidos, así como informes geológicos, por básicos que sean. También necesito un censo completo de nuestra mano de obra calificada: herreros, carpinteros, albañiles, ingenieros si es que tenemos alguno."</text:p>
      <text:p text:style-name="P3">—"Sí, majestad. Puedo tener esa información en dos días"—responde Gera, claramente intrigado pero dispuesto a obedecer.</text:p>
      <text:p text:style-name="P3">—"Ministro Beratti, necesito un análisis detallado de nuestros flujos comerciales actuales, especialmente con Italia. Quiero saber exactamente qué importamos, en qué cantidades, y cuánto nos cuesta."</text:p>
      <text:p text:style-name="P3">—"Por supuesto, majestad. Ese informe estará listo mañana mismo."</text:p>
      <text:p text:style-name="P3">Me dirijo nuevamente hacia la ventana, observando la ciudad que se extiende hacia las montañas. En mi mente, comienzo a visualizar fábricas, chimeneas, caminos pavimentados, puertos modernos. Albania no solo sobrevivirá a la tormenta que se aproxima en Europa, sino que emergerá fortalecida.</text:p>
      <text:p text:style-name="P3">—"Hay algo más, ministro Gera"—me giro hacia él con una expresión que denota la importancia de lo que voy a preguntar—. "Necesito que me diga algo muy específico: ¿cuántos hombres, con herramientas básicas, y cuántos camiones ligeros, necesitarían para construir un complejo industrial de 67 hectáreas en el valle de Idalbana?"</text:p>
      <text:p text:style-name="P3">El silencio que sigue a mi pregunta es ensordecedor. Rrok Gera me mira como si acabara de preguntarle cuántos dragones necesitaríamos para conquistar Roma.</text:p>
      <text:p text:style-name="P3">—"Majestad..."—su voz tiembla ligeramente—"¿67 hectáreas? Eso sería... eso sería más grande que todas nuestras fábricas actuales juntas... multiplicado por diez."</text:p>
      <text:p text:style-name="P3">—"Responda a mi pregunta, ministro. Los números."</text:p>
      <text:p text:style-name="P3">Gera saca un pequeño cuaderno de su chaqueta y comienza a hacer cálculos rápidos, sus labios moviéndose silenciosamente mientras trabaja con las cifras.</text:p>
      <text:p text:style-name="P3">—"Para un complejo de semejante magnitud... necesitaríamos al menos 2,500 obreros trabajando en turnos continuos durante un año. Eso incluiría albañiles, carpinteros, herreros, electricistas si es que encontramos suficientes... En cuanto a camiones, para el transporte de materiales, al menos cuarenta camiones ligeros trabajando constantemente"—levanta la vista del cuaderno, con los ojos muy abiertos—. "Pero majestad, el costo... solo en salarios sería el equivalente a nuestro presupuesto nacional completo. Y eso sin contar materiales, maquinaria, permisos..."</text:p>
      <text:p text:style-name="P3"><text:soft-page-break/>Una sonrisa se dibuja en mis labios. Por primera vez desde que desperté en este cuerpo, siento una confianza genuina en lugar de desesperación disfrazada.</text:p>
      <text:p text:style-name="P3">—"No se preocupe por los costos, ministro Gera. Eso déjemelo a mí"—mi voz adquiere un tono que estos hombres nunca han escuchado de su rey—. "Solo necesito saber si es posible conseguir esa mano de obra en Albania."</text:p>
      <text:p text:style-name="P3">—"Bueno... tendríamos que contratar prácticamente a todos los obreros calificados del país, y entrenar a cientos de campesinos en oficios básicos. Sería un desafío logístico enorme, pero... técnicamente posible, si tuviéramos los recursos."</text:p>
      <text:p text:style-name="P3">—"Excelente. Ministro Beratti, ¿cómo afectaría al país movilizar esa cantidad de mano de obra?"</text:p>
      <text:p text:style-name="P3">El ministro de Economía se queda pensativo unos momentos antes de responder:</text:p>
      <text:p text:style-name="P3">—"Majestad, si pudiéramos pagar salarios decentes a 2,500 obreros durante un año, el impacto económico sería... revolucionario. Ese dinero circularía por toda la economía albanesa. Las familias tendrían poder adquisitivo, aumentaría la demanda de productos locales, se crearían empleos secundarios..."—su voz se va animando conforme habla—"Podríamos salir del círculo vicioso de pobreza en el que hemos estado atrapados."</text:p>
      <text:p text:style-name="P3">—"Y también tendríamos, al final del año, un complejo industrial que nos permitiría competir con las potencias europeas"—añado, dejando que la magnitud de la visión se asiente en sus mentes.</text:p>
      <text:p text:style-name="P3">Ambos ministros me miran como si acabara de prometerles que convertiría el agua en vino. Y en cierto sentido, eso es exactamente lo que estoy a punto de hacer.</text:p>
      <text:p text:style-name="P3">—"Caballeros, preparen esos informes que les he solicitado. En tres días nos reuniremos nuevamente, y para entonces tendrán la primera demostración de que lo que parecía imposible es, de hecho, inevitable"—me dirijo hacia la puerta, luego me detengo y me giro hacia ellos una última vez—. "Y mantengan absoluta discreción sobre esta conversación. Por el bien de Albania."</text:p>
      <text:p text:style-name="P3">Los despido con una inclinación de cabeza, y ellos salen del salón claramente perturbados pero también, por primera vez en años, con una chispa de esperanza en sus ojos.</text:p>
      <text:p text:style-name="P3">Una vez solo, me permito un momento de reflexión. El día apenas ha comenzado y ya he puesto en movimiento las piezas fundamentales de mi estrategia. En pocos días, Albania comenzará su transformación de una nación agrícola dependiente a una potencia industrial emergente.</text:p>
      <text:p text:style-name="P3">Y todo gracias a una civilización de autómatas sintéticos que, por razones que aún no comprendo completamente, han decidido convertir a un estudiante de posgrado perdido en el tiempo en el arquitecto del destino de una nación.</text:p>
      <text:p text:style-name="P3">("Que Dios nos ayude a todos", pienso mientras observo el sol que se eleva sobre las montañas albanesas, iluminando un futuro que promete ser tan extraordinario como peligroso.)</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24.2.7.2$Linux_X86_64 LibreOffice_project/420$Build-2</meta:generator>
    <meta:editing-cycles>0</meta:editing-cycles>
    <meta:editing-duration>P0D</meta:editing-duration>
    <meta:document-statistic meta:table-count="0" meta:image-count="0" meta:object-count="0" meta:page-count="5" meta:paragraph-count="67" meta:word-count="2153" meta:character-count="14228" meta:non-whitespace-character-count="12178"/>
  </office:meta>
</office:document-meta>
</file>